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c6ee" officeooo:paragraph-rsid="001ac6ee"/>
    </style:style>
    <style:style style:name="P2" style:family="paragraph" style:parent-style-name="Standard" style:list-style-name="L1">
      <style:text-properties officeooo:rsid="001ac6ee" officeooo:paragraph-rsid="001ac6ee"/>
    </style:style>
    <style:style style:name="P3" style:family="paragraph" style:parent-style-name="Standard" style:list-style-name="L2">
      <style:text-properties officeooo:rsid="001ac6ee" officeooo:paragraph-rsid="001ac6ee"/>
    </style:style>
    <style:style style:name="P4" style:family="paragraph" style:parent-style-name="Standard" style:list-style-name="L3">
      <style:text-properties officeooo:rsid="001ac6ee" officeooo:paragraph-rsid="001ac6ee"/>
    </style:style>
    <style:style style:name="P5" style:family="paragraph" style:parent-style-name="Standard" style:list-style-name="L4">
      <style:text-properties officeooo:rsid="001ac6ee" officeooo:paragraph-rsid="001ac6ee"/>
    </style:style>
    <style:style style:name="P6" style:family="paragraph" style:parent-style-name="Standard" style:list-style-name="L5">
      <style:text-properties officeooo:rsid="001ac6ee" officeooo:paragraph-rsid="001ac6ee"/>
    </style:style>
    <style:style style:name="P7" style:family="paragraph" style:parent-style-name="Standard" style:list-style-name="L3">
      <style:text-properties officeooo:paragraph-rsid="001ac6ee"/>
    </style:style>
    <style:style style:name="T1" style:family="text">
      <style:text-properties officeooo:rsid="001ac6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GN UP FORM</text:p>
      <text:list xml:id="list749017252" text:style-name="L1">
        <text:list-item>
          <text:p text:style-name="P2">full name</text:p>
        </text:list-item>
        <text:list-item>
          <text:p text:style-name="P2">username*optional*</text:p>
        </text:list-item>
        <text:list-item>
          <text:p text:style-name="P2">address</text:p>
        </text:list-item>
        <text:list-item>
          <text:p text:style-name="P2">user type(buyer/seller)</text:p>
        </text:list-item>
        <text:list-item>
          <text:p text:style-name="P2">email-address</text:p>
        </text:list-item>
        <text:list-item>
          <text:p text:style-name="P2">contact number</text:p>
        </text:list-item>
      </text:list>
      <text:p text:style-name="P1">LOGIN FORM</text:p>
      <text:list xml:id="list882758989" text:style-name="L2">
        <text:list-item>
          <text:p text:style-name="P3">username/email</text:p>
        </text:list-item>
        <text:list-item>
          <text:p text:style-name="P3">password</text:p>
        </text:list-item>
      </text:list>
      <text:p text:style-name="P1">CART FORM</text:p>
      <text:list xml:id="list1404423422" text:style-name="L3">
        <text:list-item>
          <text:p text:style-name="P4">item [list]</text:p>
          <text:list>
            <text:list-item>
              <text:p text:style-name="P4">item name</text:p>
            </text:list-item>
            <text:list-item>
              <text:p text:style-name="P4">price</text:p>
            </text:list-item>
            <text:list-item>
              <text:p text:style-name="P7"><text:span text:style-name="T1">seller name</text:span></text:p>
            </text:list-item>
            <text:list-item>
              <text:p text:style-name="P7"><text:span text:style-name="T1">seller contact number</text:span></text:p>
            </text:list-item>
          </text:list>
        </text:list-item>
        <text:list-item>
          <text:p text:style-name="P7"><text:span text:style-name="T1">total price</text:span></text:p>
        </text:list-item>
        <text:list-item>
          <text:p text:style-name="P7"><text:span text:style-name="T1">pay button<text:tab/></text:span></text:p>
        </text:list-item>
      </text:list>
      <text:p text:style-name="P1">MAIN FORM</text:p>
      <text:list xml:id="list3643094065" text:style-name="L4">
        <text:list-item>
          <text:p text:style-name="P5">search items</text:p>
        </text:list-item>
        <text:list-item>
          <text:p text:style-name="P5">items</text:p>
          <text:list>
            <text:list-item>
              <text:p text:style-name="P5">price </text:p>
            </text:list-item>
            <text:list-item>
              <text:p text:style-name="P5">seller</text:p>
            </text:list-item>
            <text:list-item>
              <text:p text:style-name="P5">seller contact number</text:p>
            </text:list-item>
            <text:list-item>
              <text:p text:style-name="P5">item name</text:p>
            </text:list-item>
            <text:list-item>
              <text:p text:style-name="P5">add to cart </text:p>
            </text:list-item>
            <text:list-item>
              <text:p text:style-name="P5">reserve*if not available*</text:p>
            </text:list-item>
          </text:list>
        </text:list-item>
      </text:list>
      <text:p text:style-name="P1">PAYMENT FORM</text:p>
      <text:list xml:id="list813640451" text:style-name="L5">
        <text:list-item>
          <text:p text:style-name="P6">payment details</text:p>
          <text:list>
            <text:list-item>
              <text:p text:style-name="P6">full name</text:p>
            </text:list-item>
            <text:list-item>
              <text:p text:style-name="P6">email address</text:p>
            </text:list-item>
            <text:list-item>
              <text:p text:style-name="P6">billing address</text:p>
            </text:list-item>
            <text:list-item>
              <text:p text:style-name="P6">home address</text:p>
            </text:list-item>
            <text:list-item>
              <text:p text:style-name="P6">total price</text:p>
            </text:list-item>
            <text:list-item>
              <text:p text:style-name="P6">item details</text:p>
            </text:list-item>
          </text:list>
        </text:list-item>
        <text:list-item>
          <text:p text:style-name="P6">seller information</text:p>
          <text:list>
            <text:list-item>
              <text:p text:style-name="P6">full name</text:p>
            </text:list-item>
            <text:list-item>
              <text:p text:style-name="P6">email address</text:p>
            </text:list-item>
          </text:list>
        </text:list-item>
        <text:list-item>
          <text:p text:style-name="P6">confirm paym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3:05:31.533000000</meta:creation-date>
    <dc:date>2019-10-30T13:25:16.162000000</dc:date>
    <meta:editing-duration>PT9M14S</meta:editing-duration>
    <meta:editing-cycles>1</meta:editing-cycles>
    <meta:document-statistic meta:table-count="0" meta:image-count="0" meta:object-count="0" meta:page-count="1" meta:paragraph-count="39" meta:word-count="108" meta:character-count="509" meta:non-whitespace-character-count="471"/>
    <meta:generator>LibreOffice/6.2.4.2$Windows_X86_64 LibreOffice_project/2412653d852ce75f65fbfa83fb7e7b669a126d64</meta:generator>
  </office:meta>
</office:document-meta>
</file>